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padding="0.071cm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padding="0.071cm" fo:border-right="none" fo:border-top="none"/>
    </style:style>
    <style:style style:name="ce14" style:family="table-cell" style:parent-style-name="Default">
      <style:table-cell-properties fo:border-bottom="0.74pt solid #000000" fo:border-left="0.74pt solid #000000" fo:padding="0.071cm" fo:border-right="none" fo:border-top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padding="0.071cm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padding="0.071cm"/>
    </style:style>
    <style:style style:name="ce6" style:family="table-cell" style:parent-style-name="Default" style:data-style-name="N122">
      <style:table-cell-properties style:diagonal-bl-tr="none" style:diagonal-tl-br="none" fo:border="0.06pt solid #000000" fo:padding="0.071cm" style:rotation-align="none"/>
    </style:style>
    <style:style style:name="ce19" style:family="table-cell" style:parent-style-name="Default" style:data-style-name="N121">
      <style:table-cell-properties fo:padding="0.071cm"/>
    </style:style>
    <style:style style:name="ce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="0.071cm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="0.071cm" fo:border-right="0.74pt solid #000000" fo:border-top="none"/>
    </style:style>
  </office:automatic-styles>
  <office:body>
    <office:spreadsheet>
      <table:calculation-settings table:case-sensitive="false" table:automatic-find-labels="false"/>
      <table:table table:name="Hoja1" table:style-name="ta1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mbral de eficacia:</text:p>
          </table:table-cell>
          <table:covered-table-cell table:style-name="ce1"/>
          <table:table-cell table:style-name="ce6" office:value-type="percentage" office:value="0.4" calcext:value-type="percentage">
            <text:p>40,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endedor</text:p>
          </table:table-cell>
          <table:table-cell table:style-name="ce3" office:value-type="string" calcext:value-type="string">
            <text:p>Zona</text:p>
          </table:table-cell>
          <table:table-cell table:style-name="ce3" office:value-type="string" calcext:value-type="string">
            <text:p>Llamadas</text:p>
          </table:table-cell>
          <table:table-cell table:style-name="ce3" office:value-type="string" calcext:value-type="string">
            <text:p>Visitas</text:p>
          </table:table-cell>
          <table:table-cell table:style-name="ce3" office:value-type="string" calcext:value-type="string">
            <text:p>Eficacia</text:p>
          </table:table-cell>
          <table:table-cell table:style-name="ce3" office:value-type="string" calcext:value-type="string">
            <text:p>Sí/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ópez</text:p>
          </table:table-cell>
          <table:table-cell table:style-name="ce5" office:value-type="string" calcext:value-type="string">
            <text:p>su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$D4]/[.$C4]" office:value-type="percentage" office:value="0.142857142857143" calcext:value-type="percentage">
            <text:p>14,3%</text:p>
          </table:table-cell>
          <table:table-cell table:style-name="ce5" table:formula="of:=IF([.$E4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eguez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$D5]/[.$C5]" office:value-type="percentage" office:value="0.111111111111111" calcext:value-type="percentage">
            <text:p>11,1%</text:p>
          </table:table-cell>
          <table:table-cell table:style-name="ce5" table:formula="of:=IF([.$E5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ópez</text:p>
          </table:table-cell>
          <table:table-cell table:style-name="ce5" office:value-type="string" calcext:value-type="string">
            <text:p>oest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$D6]/[.$C6]" office:value-type="percentage" office:value="0.166666666666667" calcext:value-type="percentage">
            <text:p>16,7%</text:p>
          </table:table-cell>
          <table:table-cell table:style-name="ce5" table:formula="of:=IF([.$E6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eguez</text:p>
          </table:table-cell>
          <table:table-cell table:style-name="ce5" office:value-type="string" calcext:value-type="string">
            <text:p>su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[.$D7]/[.$C7]" office:value-type="percentage" office:value="0.266666666666667" calcext:value-type="percentage">
            <text:p>26,7%</text:p>
          </table:table-cell>
          <table:table-cell table:style-name="ce5" table:formula="of:=IF([.$E7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stre</text:p>
          </table:table-cell>
          <table:table-cell table:style-name="ce5" office:value-type="string" calcext:value-type="string">
            <text:p>su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$D8]/[.$C8]" office:value-type="percentage" office:value="0.5" calcext:value-type="percentage">
            <text:p>50,0%</text:p>
          </table:table-cell>
          <table:table-cell table:style-name="ce5" table:formula="of:=IF([.$E8]&gt;=[.$C$1];&quot;Sí&quot;;&quot;No&quot;)" office:value-type="string" office:string-value="Sí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eguez</text:p>
          </table:table-cell>
          <table:table-cell table:style-name="ce5" office:value-type="string" calcext:value-type="string">
            <text:p>est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[.$D9]/[.$C9]" office:value-type="percentage" office:value="0.315789473684211" calcext:value-type="percentage">
            <text:p>31,6%</text:p>
          </table:table-cell>
          <table:table-cell table:style-name="ce5" table:formula="of:=IF([.$E9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stre</text:p>
          </table:table-cell>
          <table:table-cell table:style-name="ce5" office:value-type="string" calcext:value-type="string">
            <text:p>oest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[.$D10]/[.$C10]" office:value-type="percentage" office:value="0.428571428571429" calcext:value-type="percentage">
            <text:p>42,9%</text:p>
          </table:table-cell>
          <table:table-cell table:style-name="ce5" table:formula="of:=IF([.$E10]&gt;=[.$C$1];&quot;Sí&quot;;&quot;No&quot;)" office:value-type="string" office:string-value="Sí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stre</text:p>
          </table:table-cell>
          <table:table-cell table:style-name="ce5" office:value-type="string" calcext:value-type="string">
            <text:p>est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[.$D11]/[.$C11]" office:value-type="percentage" office:value="0.4" calcext:value-type="percentage">
            <text:p>40,0%</text:p>
          </table:table-cell>
          <table:table-cell table:style-name="ce5" table:formula="of:=IF([.$E11]&gt;=[.$C$1];&quot;Sí&quot;;&quot;No&quot;)" office:value-type="string" office:string-value="Sí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ópez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[.$D12]/[.$C12]" office:value-type="percentage" office:value="0.441176470588235" calcext:value-type="percentage">
            <text:p>44,1%</text:p>
          </table:table-cell>
          <table:table-cell table:style-name="ce5" table:formula="of:=IF([.$E12]&gt;=[.$C$1];&quot;Sí&quot;;&quot;No&quot;)" office:value-type="string" office:string-value="Sí" calcext:value-type="string">
            <text:p>Sí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stre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[.$D13]/[.$C13]" office:value-type="percentage" office:value="0.216666666666667" calcext:value-type="percentage">
            <text:p>21,7%</text:p>
          </table:table-cell>
          <table:table-cell table:style-name="ce5" table:formula="of:=IF([.$E13]&gt;=[.$C$1];&quot;Sí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Eficaces</text:p>
          </table:table-cell>
          <table:table-cell table:style-name="ce5" table:formula="of:=COUNTIF([.F4:.F13]; &quot;Sí&quot; 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No eficaces</text:p>
          </table:table-cell>
          <table:table-cell table:style-name="ce5" table:formula="of:=COUNTIF([.F4:.F14]; &quot;No&quot; )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>
            <text:p>Zona</text:p>
          </table:table-cell>
          <table:table-cell table:style-name="ce16" office:value-type="string" calcext:value-type="string">
            <text:p>Llamadas</text:p>
          </table:table-cell>
          <table:table-cell table:style-name="ce16" office:value-type="string" calcext:value-type="string">
            <text:p>Visitas</text:p>
          </table:table-cell>
          <table:table-cell table:style-name="ce16" office:value-type="string" calcext:value-type="string">
            <text:p>Eficacia</text:p>
          </table:table-cell>
          <table:table-cell table:style-name="ce22" office:value-type="string" calcext:value-type="string">
            <text:p>Sí/No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norte</text:p>
          </table:table-cell>
          <table:table-cell table:style-name="ce17" table:formula="of:=SUMIF([.$B$4:.$B$13];&quot;norte&quot;;[.$C$4:.$C$13])" office:value-type="float" office:value="103" calcext:value-type="float">
            <text:p>103</text:p>
          </table:table-cell>
          <table:table-cell table:style-name="ce17" table:formula="of:=SUMIF([.$B$4:.$B$13];&quot;norte&quot;;[.$D$4:.$D$13])" office:value-type="float" office:value="29" calcext:value-type="float">
            <text:p>29</text:p>
          </table:table-cell>
          <table:table-cell table:style-name="ce19" table:formula="of:=[.$C20]/[.$B20]" office:value-type="percentage" office:value="0.281553398058252" calcext:value-type="percentage">
            <text:p>28,2%</text:p>
          </table:table-cell>
          <table:table-cell table:style-name="ce23" table:formula="of:=IF([.$D20]&gt;=[.$C$1];&quot;Sí&quot;;&quot;No&quot;)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ur</text:p>
          </table:table-cell>
          <table:table-cell table:style-name="ce17" table:formula="of:=SUMIF([.$B$4:.$B$13];&quot;sur&quot;;[.$C$4:.$C$13])" office:value-type="float" office:value="38" calcext:value-type="float">
            <text:p>38</text:p>
          </table:table-cell>
          <table:table-cell table:style-name="ce17" table:formula="of:=SUMIF([.$B$4:.$B$13];&quot;sur&quot;;[.$D$4:.$D$13])" office:value-type="float" office:value="13" calcext:value-type="float">
            <text:p>13</text:p>
          </table:table-cell>
          <table:table-cell table:style-name="ce19" table:formula="of:=[.$C21]/[.$B21]" office:value-type="percentage" office:value="0.342105263157895" calcext:value-type="percentage">
            <text:p>34,2%</text:p>
          </table:table-cell>
          <table:table-cell table:style-name="ce23" table:formula="of:=IF([.$D21]&gt;=[.$C$1];&quot;Sí&quot;;&quot;No&quot;)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ste</text:p>
          </table:table-cell>
          <table:table-cell table:style-name="ce17" table:formula="of:=SUMIF([.$B$4:.$B$13];&quot;este&quot;;[.$C$4:.$C$13])" office:value-type="float" office:value="44" calcext:value-type="float">
            <text:p>44</text:p>
          </table:table-cell>
          <table:table-cell table:style-name="ce17" table:formula="of:=SUMIF([.$B$4:.$B$13];&quot;este&quot;;[.$D$4:.$D$13])" office:value-type="float" office:value="16" calcext:value-type="float">
            <text:p>16</text:p>
          </table:table-cell>
          <table:table-cell table:style-name="ce19" table:formula="of:=[.$C22]/[.$B22]" office:value-type="percentage" office:value="0.363636363636364" calcext:value-type="percentage">
            <text:p>36,4%</text:p>
          </table:table-cell>
          <table:table-cell table:style-name="ce23" table:formula="of:=IF([.$D22]&gt;=[.$C$1];&quot;Sí&quot;;&quot;No&quot;)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este</text:p>
          </table:table-cell>
          <table:table-cell table:style-name="ce17" table:formula="of:=SUMIF([.$B$4:.$B$13];&quot;oeste&quot;;[.$C$4:.$C$13])" office:value-type="float" office:value="33" calcext:value-type="float">
            <text:p>33</text:p>
          </table:table-cell>
          <table:table-cell table:style-name="ce17" table:formula="of:=SUMIF([.$B$4:.$B$13];&quot;oeste&quot;;[.$D$4:.$D$13])" office:value-type="float" office:value="11" calcext:value-type="float">
            <text:p>11</text:p>
          </table:table-cell>
          <table:table-cell table:style-name="ce19" table:formula="of:=[.$C23]/[.$B23]" office:value-type="percentage" office:value="0.333333333333333" calcext:value-type="percentage">
            <text:p>33,3%</text:p>
          </table:table-cell>
          <table:table-cell table:style-name="ce23" table:formula="of:=IF([.$D23]&gt;=[.$C$1];&quot;Sí&quot;;&quot;No&quot;)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21">
      <number:number number:decimal-places="1" number:min-decimal-places="1" number:min-integer-digits="1"/>
      <number:text>%</number:text>
    </number:percentage-style>
    <number:percentage-style style:name="N122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01:27:27.53596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8:56:34.697000000</meta:creation-date>
    <dc:date>2025-04-27T01:56:12.251458400</dc:date>
    <meta:editing-duration>PT3M18S</meta:editing-duration>
    <meta:editing-cycles>2</meta:editing-cycles>
    <meta:generator>LibreOffice/25.2.2.2$Windows_X86_64 LibreOffice_project/7370d4be9e3cf6031a51beef54ff3bda878e3fac</meta:generator>
    <meta:document-statistic meta:table-count="1" meta:cell-count="97" meta:object-count="0"/>
  </office:meta>
</office:document-meta>
</file>